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07B000000222DC6CA681F0E5DA6.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StarSymbol1" svg:font-family="StarSymbol"/>
    <style:font-face style:name="Tahoma2"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Contents_20_1">
      <style:paragraph-properties>
        <style:tab-stops>
          <style:tab-stop style:position="17.699cm" style:type="right" style:leader-style="dotted" style:leader-text="."/>
        </style:tab-stops>
      </style:paragraph-properties>
    </style:style>
    <style:style style:name="P5" style:family="paragraph" style:parent-style-name="Contents_20_3">
      <style:paragraph-properties>
        <style:tab-stops>
          <style:tab-stop style:position="16.701cm" style:type="right" style:leader-style="dotted" style:leader-text="."/>
        </style:tab-stops>
      </style:paragraph-properties>
    </style:style>
    <style:style style:name="P6" style:family="paragraph" style:parent-style-name="Contents_20_2">
      <style:paragraph-properties>
        <style:tab-stops>
          <style:tab-stop style:position="17.2cm" style:type="right" style:leader-style="dotted" style:leader-text="."/>
        </style:tab-stops>
      </style:paragraph-properties>
    </style:style>
    <style:style style:name="P7" style:family="paragraph" style:parent-style-name="Heading_20_1" style:master-page-name="">
      <style:paragraph-properties fo:text-align="start" style:justify-single-word="false" style:page-number="auto" fo:break-before="auto" fo:break-after="auto"/>
    </style:style>
    <style:style style:name="P8" style:family="paragraph" style:parent-style-name="Preformatted_20_Text" style:list-style-name="L1">
      <style:paragraph-properties fo:margin-top="0cm" fo:margin-bottom="0.499cm" loext:contextual-spacing="false"/>
    </style:style>
    <style:style style:name="P9" style:family="paragraph" style:parent-style-name="Text_20_body">
      <style:text-properties style:font-name="Verdana" fo:font-size="8pt" fo:font-style="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1">
      <style:paragraph-properties fo:margin-top="0cm" fo:margin-bottom="0cm" loext:contextual-spacing="false"/>
    </style:style>
    <style:style style:name="P14"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style-asian="normal" style:font-style-complex="normal"/>
    </style:style>
    <style:style style:name="T7" style:family="text">
      <style:text-properties style:font-name="Courier New1" fo:font-style="normal" style:font-style-asian="normal" style:font-style-complex="normal"/>
    </style:style>
    <style:style style:name="T8" style:family="text">
      <style:text-properties style:font-name="Tahoma2" fo:font-style="normal" style:font-style-asian="normal" style:font-style-complex="normal"/>
    </style:style>
    <style:style style:name="T9" style:family="text">
      <style:text-properties officeooo:rsid="000618c8"/>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4"/>
      <text:h text:style-name="P7" text:outline-level="1"><text:title>EXT: TYPO3 adapted xaJax</text:title></text:h>
      <text:p text:style-name="P3">Extension Key: <text:subject>taxajax</text:subject></text:p>
      <text:p text:style-name="P3">Language: <text:user-defined style:data-style-name="N0" text:name="language (en, de, fr, nl, dk, es, ... )">en</text:user-defined></text:p>
      <text:p text:style-name="P3">Keywords: <text:keywords>forDevelopers;forIntermediates</text:keywords></text:p>
      <text:p text:style-name="P3">Copyright 2011-201<text:span text:style-name="T9">4</text:span>, <text:user-defined style:data-style-name="N0" text:name="Author">Franz Holzinger</text:user-defined>, &lt;<text:user-defined style:data-style-name="N0" text:name="Email">franz@ttproducts.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text:a xlink:type="simple" xlink:href="#1.EXT: TYPO3 adapted xaJax|outline" text:style-name="Internet_20_link" text:visited-style-name="Internet_20_link">EXT: TYPO3 adapted xaJax<text:tab/>1</text:a></text:p>
          <text:p text:style-name="P6"><text:a xlink:type="simple" xlink:href="#2.1.Introduction|outline" text:style-name="Internet_20_link" text:visited-style-name="Internet_20_link">Introduction<text:tab/>3</text:a></text:p>
          <text:p text:style-name="P5"><text:a xlink:type="simple" xlink:href="#2.1.1.What is xajax?|outline" text:style-name="Internet_20_link" text:visited-style-name="Internet_20_link">What is xajax?<text:tab/>3</text:a></text:p>
          <text:p text:style-name="P5"><text:a xlink:type="simple" xlink:href="#2.1.2.How does xajax work?|outline" text:style-name="Internet_20_link" text:visited-style-name="Internet_20_link">How does xajax work?<text:tab/>3</text:a></text:p>
          <text:p text:style-name="P5"><text:a xlink:type="simple" xlink:href="#2.1.3.Why should I use xajax instead of another Ajax library for PHP?|outline" text:style-name="Internet_20_link" text:visited-style-name="Internet_20_link">Why should I use xajax instead of another Ajax library for PHP?<text:tab/>3</text:a></text:p>
          <text:p text:style-name="P5"><text:a xlink:type="simple" xlink:href="#2.1.4.Where do I find the documentation and get help?|outline" text:style-name="Internet_20_link" text:visited-style-name="Internet_20_link">Where do I find the documentation and get help?<text:tab/>4</text:a></text:p>
          <text:p text:style-name="P6"><text:a xlink:type="simple" xlink:href="#2.2.ChangeLog|outline" text:style-name="Internet_20_link" text:visited-style-name="Internet_20_link">ChangeLog<text:tab/>5</text:a></text:p>
        </text:index-body>
      </text:table-of-content>
      <text:h text:style-name="P10" text:outline-level="4"/>
      <text:h text:style-name="Heading_20_2" text:outline-level="2">Introduction</text:h>
      <text:h text:style-name="Heading_20_3" text:outline-level="3">What is xajax?</text:h>
      <text:h text:style-name="Text_20_body" text:outline-level="4">xajax is an open source <text:a xlink:type="simple" xlink:href="http://www.php.net/" text:style-name="Internet_20_link" text:visited-style-name="Visited_20_Internet_20_Link">PHP</text:a> class library that allows you to easily create powerful, web-based, <text:a xlink:type="simple" xlink:href="http://en.wikipedia.org/wiki/AJAX" text:style-name="Internet_20_link" text:visited-style-name="Visited_20_Internet_20_Link">Ajax</text:a> applications using HTML, CSS, JavaScript, and PHP. Applications developed with xajax can asynchronously call server-side PHP functions and update content <text:span text:style-name="Emphasis">without reloading the page</text:span><text:span text:style-name="Emphasis"><text:span text:style-name="T2">.</text:span></text:span></text:h>
      <text:h text:style-name="Text_20_body" text:outline-level="4"><text:span text:style-name="Emphasis"><text:span text:style-name="T2"><text:tab/></text:span></text:span><text:a xlink:type="simple" xlink:href="http://www.xajax-project.org/" text:style-name="Internet_20_link" text:visited-style-name="Visited_20_Internet_20_Link"><text:span text:style-name="Emphasis"><text:span text:style-name="T2">http://www.xajax-project.org/</text:span></text:span></text:a></text:h>
      <text:h text:style-name="Text_20_body" text:outline-level="4"><text:span text:style-name="Emphasis"><text:span text:style-name="T2">Within the extension taxaJax the original xajax library has been licensed from LGPL to GPL to match the license requirements of TYPO3. All namings have been adapted to the coding guidelines of TYPO3. taxajax is the same as the xajax extension, but with TYPO3 specific changes to the code</text:span></text:span></text:h>
      <text:h text:style-name="Heading_20_3" text:outline-level="3"><text:span text:style-name="Emphasis"><text:span text:style-name="T6">How does xajax work?</text:span></text:span></text:h>
      <text:h text:style-name="Text_20_body" text:outline-level="4">The xajax PHP object generates JavaScript wrapper functions for the PHP functions you want to be able to call asynchronously from your application. When called, these wrapper functions use JavaScript's XMLHttpRequest object to asynchronously communicate with the xajax object on the server which calls the corresponding PHP functions. Upon completion, an xajax XML response is returned from the PHP functions, which xajax passes back to the application. The XML response contains instructions and data that are parsed by xajax's JavaScript message pump and used to update the content of your application.</text:h>
      <text:h text:style-name="Text_20_body" text:outline-level="3"/>
      <text:h text:style-name="Heading_20_3" text:outline-level="3">Why should I use xajax instead of another Ajax library for PHP?</text:h>
      <text:h text:style-name="Text_20_body" text:outline-level="4">You should choose whatever library will best meet the needs of your project.</text:h>
      <text:h text:style-name="Text_20_body" text:outline-level="4">xajax offers the following features that, together, make it unique and powerful: </text:h>
      <text:list xml:id="list1430754864" text:style-name="L1">
        <text:list-item>
          <text:h text:style-name="P13" text:outline-level="4">xajax's <text:span text:style-name="T3">unique XML response / javascript message-pump system</text:span> does the work for you, automatically handling the data returned from your functions and updating your content or state according to the instructions you return from your PHP functions. Because xajax does the work, you don't have to write javascript callback handler functions. </text:h>
        </text:list-item>
        <text:list-item>
          <text:h text:style-name="P13" text:outline-level="4">xajax is <text:span text:style-name="T3">object oriented</text:span> to maintain tighter relationships between the code and data, and to keep the xajax code separate from other code. Because it is object oriented, you can <text:span text:style-name="T3">add your own custom functionality</text:span> to xajax by extending the xajaxResponse class and using the addScript() method. </text:h>
        </text:list-item>
        <text:list-item>
          <text:h text:style-name="P13" text:outline-level="4">xajax works in <text:span text:style-name="T3">Firefox</text:span>, Mozilla, probably other Mozilla based browsers, <text:span text:style-name="T3">Internet Explorer</text:span>, and <text:span text:style-name="T3">Safari</text:span>. </text:h>
        </text:list-item>
        <text:list-item>
          <text:h text:style-name="P13" text:outline-level="4">In addition to updating element values and innerHTML, xajax can be used to update styles, css classes, checkbox and radio button selection, or nearly <text:span text:style-name="T3">any other element attribute.</text:span> </text:h>
        </text:list-item>
        <text:list-item>
          <text:h text:style-name="P13" text:outline-level="4">xajax supports <text:span text:style-name="T3">passing single and multidimensional arrays and associative arrays</text:span> from javascript to PHP as parameters to your xajax functions. Additionally, if you pass a javascript object into an xajax function, the PHP function will receive an associative array representing the <text:span text:style-name="T3">properties of the object.</text:span> </text:h>
        </text:list-item>
        <text:list-item>
          <text:h text:style-name="P11" text:outline-level="4">xajax provides <text:span text:style-name="T3">easy asynchronous Form processing</text:span>. By using the xajax.getFormValues() javascript method, you can easily submit an array representing the values in a form as a parameter to a xajax asynchronous function: </text:h>
          <text:p text:style-name="P8">xajax_processForm(xajax.getFormValues('formId');</text:p>
          <text:h text:style-name="P13" text:outline-level="4">. It even works with <text:span text:style-name="T3">complex input names</text:span> like "checkbox[][]" and "name[first]" to produce multidimensional and associative arrays, just as if you had submitted the form and used the PHP $_GET array </text:h>
        </text:list-item>
        <text:list-item>
          <text:h text:style-name="P13" text:outline-level="4">Using xajax you can <text:span text:style-name="T3">dynamically send additional javascript</text:span> to your application to be run in response to a request as well as dynamically update element attributes. </text:h>
        </text:list-item>
        <text:list-item>
          <text:h text:style-name="P13" text:outline-level="4">xajax automatically compares the data returned from the PHP functions to the data that is already in the attribute of the element you have marked for change. The attribute is <text:span text:style-name="T3">only updated with the new data if it will actually change what is already in the attribute</text:span>. This <text:span text:style-name="T3">eliminates the flicker</text:span> often observed in applications that update content at a regular time interval with data which may or may not differ from extant content. </text:h>
        </text:list-item>
        <text:list-item>
          <text:h text:style-name="P13" text:outline-level="4">Each function registered to be accessible through xajax can have a <text:span text:style-name="T3">different request type</text:span>. All functions <text:span text:style-name="T3">default to use POST</text:span> unless GET is explicitly set. This is to encourage careful consideration of when to use GET requests </text:h>
        </text:list-item>
        <text:list-item>
          <text:h text:style-name="P13" text:outline-level="4">If no request URI is specified, xajax tries to <text:span text:style-name="T3">autodetect the URL</text:span> of the script. The xajax autodetection algorithm is sophisticated enough that, on most servers, it will work under a <text:span text:style-name="T3">secure https:// protocol</text:span> as well as http:// and with <text:span text:style-name="T3">nonstandard ports.</text:span> </text:h>
        </text:list-item>
        <text:list-item>
          <text:h text:style-name="P13" text:outline-level="4"><text:soft-page-break/>xajax can encode all of its requests and responses also in <text:span text:style-name="T3">UTF-8</text:span> so that it can support a wider range of characters and languages. xajax has been successfully tested with various unicode characters including <text:span text:style-name="T3">Spanish, Russian, Arabic, and Hebrew</text:span> </text:h>
        </text:list-item>
        <text:list-item>
          <text:h text:style-name="P13" text:outline-level="4">Nearly all of the javascript generated by xajax is included into your web application through <text:span text:style-name="T3">dynamic external javascript</text:span>. When you view the source of your application in your browser, the markup will be <text:span text:style-name="T3">not cluttered by JavaScript function definitions</text:span>. </text:h>
        </text:list-item>
        <text:list-item>
          <text:h text:style-name="P11" text:outline-level="4">xajax can be used with the <text:a xlink:type="simple" xlink:href="http://smarty.php.net/" text:style-name="Internet_20_link" text:visited-style-name="Visited_20_Internet_20_Link"><text:span text:style-name="T3">Smarty</text:span></text:a><text:span text:style-name="T3"> templating system</text:span> by creating a variable in smarty that contains the xajax javascript: </text:h>
          <text:p text:style-name="P8">$smarty-&gt;assign('xajax_javascript', $xajax-&gt;getJavascript());</text:p>
          <text:h text:style-name="P11" text:outline-level="4">Then you can use </text:h>
          <text:p text:style-name="P8">{$xajax_javascript}</text:p>
          <text:h text:style-name="P11" text:outline-level="4">in your header template to use xajax on your site. <text:bookmark text:name="license"/></text:h>
        </text:list-item>
      </text:list>
      <text:h text:style-name="Heading_20_3" text:outline-level="3">Where do I find the documentation and get help?</text:h>
      <text:h text:style-name="Heading_20_4" text:outline-level="4">The xaJax Tutor extension</text:h>
      <text:h text:style-name="Text_20_body" text:outline-level="4">To demonstrate how xaJax can be used within the FE and the BE we have prepared an own Extension xaJax-Tutor with the extension key xajax_tutor.</text:h>
      <text:h text:style-name="Heading_20_4" text:outline-level="4">The original website of xajax</text:h>
      <text:h text:style-name="Text_20_body" text:outline-level="4">On <text:a xlink:type="simple" xlink:href="http://www.xajax-project.org/" text:style-name="Internet_20_link" text:visited-style-name="Visited_20_Internet_20_Link"><text:span text:style-name="Emphasis"><text:span text:style-name="T2">http://www.xajax-project.org/</text:span></text:span></text:a><text:span text:style-name="Emphasis"><text:span text:style-name="T2"> you find:</text:span></text:span></text:h>
      <text:list xml:id="list4282792666" text:style-name="L2">
        <text:list-item>
          <text:h text:style-name="P12" text:outline-level="4"><text:span text:style-name="Emphasis"><text:span text:style-name="T2">examples</text:span></text:span></text:h>
        </text:list-item>
        <text:list-item>
          <text:h text:style-name="P12" text:outline-level="4"><text:span text:style-name="Emphasis"><text:span text:style-name="T2">a wiki</text:span></text:span></text:h>
        </text:list-item>
        <text:list-item>
          <text:h text:style-name="P12" text:outline-level="4"><text:span text:style-name="Emphasis"><text:span text:style-name="T2">a big forum, where you usually get personal help quickly</text:span></text:span></text:h>
        </text:list-item>
      </text:list>
      <text:h text:style-name="Heading_20_4" text:outline-level="4"><text:span text:style-name="Emphasis"><text:span text:style-name="T7">drweb.de</text:span></text:span></text:h>
      <text:h text:style-name="Text_20_body" text:outline-level="4"><text:a xlink:type="simple" xlink:href="http://www.drweb.de/magazin/xajax-ajax-einfach-mit-php/" text:style-name="Internet_20_link" text:visited-style-name="Visited_20_Internet_20_Link"><text:span text:style-name="Emphasis"><text:span text:style-name="T8">http://www.drweb.de/magazin/xajax-ajax-einfach-mit-php/</text:span></text:span></text:a></text:h>
      <text:h text:style-name="Text_20_body" text:outline-level="4"><text:span text:style-name="Emphasis"><text:span text:style-name="T7"/></text:span></text:h>
      <text:h text:style-name="Heading_20_2" text:outline-level="2">ChangeLog</text:h>
      <text:h text:style-name="Text_20_body" text:outline-level="4"><text:span text:style-name="Emphasis"><text:span text:style-name="T2">See the changelog file within the extension.</text:span></text:span></text:h>
      <text:h text:style-name="Text_20_body" text:outline-level="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StarSymbol1" svg:font-family="StarSymbol"/>
    <style:font-face style:name="Tahoma2"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default-outline-level="4"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default-outline-level="" style:list-style-name=""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default-outline-level="" style:list-style-name=""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default-outline-level="" style:list-style-name=""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default-outline-level=""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9" draw:style-name="Mgr1" draw:text-style-name="MP2" svg:x1="-0.003cm" svg:y1="0.778cm" svg:x2="17.684cm" svg:y2="0.778cm"><text:p/></draw:line><text:span text:style-name="MT1"><draw:frame draw:style-name="Mfr1" draw:name="Grafik2" text:anchor-type="as-char" svg:y="-0.529cm" svg:width="2.29cm" svg:height="0.55cm" draw:z-index="4"><draw:image xlink:href="Pictures/100000000000007B000000222DC6CA681F0E5DA6.png" xlink:type="simple" xlink:show="embed" xlink:actuate="onLoad" loext:mime-type="image/png"/></draw:frame></text:span><text:span text:style-name="MT1"><text:s/></text:span><text:span text:style-name="MT1"><text:title>EXT: TYPO3 adapted xaJax</text:title></text:span><text:span text:style-name="MT1"><text:s/>- </text:span><text:span text:style-name="MT1"><text:subject>taxajax</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draw:frame draw:style-name="Mfr1" draw:name="Grafik6" text:anchor-type="as-char" svg:y="-0.529cm" svg:width="2.29cm" svg:height="0.55cm" draw:z-index="14"><draw:image xlink:href="Pictures/100000000000007B000000222DC6CA681F0E5DA6.png" xlink:type="simple" xlink:show="embed" xlink:actuate="onLoad" loext:mime-type="image/png"/></draw:frame><text:page-number text:select-page="current">5</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TYPO3 adapted xaJax</dc:title>
    <dc:subject>taxajax</dc:subject>
    <meta:creation-date>2010-02-18T17:33:18</meta:creation-date>
    <dc:creator>Holzinger Franz</dc:creator>
    <dc:date>2014-02-05T09:05:41</dc:date>
    <meta:keyword>forDevelopers;forIntermediates</meta:keyword>
    <meta:editing-cycles>66</meta:editing-cycles>
    <meta:editing-duration>PT4H33M25S</meta:editing-duration>
    <meta:document-statistic meta:table-count="0" meta:image-count="2" meta:object-count="0" meta:page-count="5" meta:paragraph-count="60" meta:word-count="959" meta:character-count="6127" meta:non-whitespace-character-count="5228"/>
    <meta:user-defined meta:name="Author">Franz Holzinger</meta:user-defined>
    <meta:user-defined meta:name="Email">franz@ttproducts.de</meta:user-defined>
    <meta:user-defined meta:name="Info 4"/>
    <meta:user-defined meta:name="language (en, de, fr, nl, dk, es, ... )">en</meta:user-defined>
  </office:meta>
</office:document-meta>
</file>